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9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15-15-15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.59" calcext:value-type="float">
            <text:p>240.59</text:p>
          </table:table-cell>
          <table:table-cell office:value-type="float" office:value="244.862" calcext:value-type="float">
            <text:p>244.86</text:p>
          </table:table-cell>
          <table:table-cell table:formula="of:=100*([.C3]-[.B3])/[.B3]" office:value-type="float" office:value="1.77563489754354" calcext:value-type="float">
            <text:p>1.78</text:p>
          </table:table-cell>
          <table:table-cell office:value-type="float" office:value="250.6" calcext:value-type="float">
            <text:p>250.60</text:p>
          </table:table-cell>
          <table:table-cell table:formula="of:=100*([.E3]-[.B3])/[.B3]" office:value-type="float" office:value="4.16060517893511" calcext:value-type="float">
            <text:p>4.16</text:p>
          </table:table-cell>
          <table:table-cell office:value-type="float" office:value="58.6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.29" calcext:value-type="float">
            <text:p>249.29</text:p>
          </table:table-cell>
          <table:table-cell office:value-type="float" office:value="267.354" calcext:value-type="float">
            <text:p>267.35</text:p>
          </table:table-cell>
          <table:table-cell table:formula="of:=100*([.C4]-[.B4])/[.B4]" office:value-type="float" office:value="7.24617914878254" calcext:value-type="float">
            <text:p>7.25</text:p>
          </table:table-cell>
          <table:table-cell office:value-type="float" office:value="297.99" calcext:value-type="float">
            <text:p>297.99</text:p>
          </table:table-cell>
          <table:table-cell table:formula="of:=100*([.E4]-[.B4])/[.B4]" office:value-type="float" office:value="19.5354807653737" calcext:value-type="float">
            <text:p>19.54</text:p>
          </table:table-cell>
          <table:table-cell office:value-type="float" office:value="54.8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.15" calcext:value-type="float">
            <text:p>237.15</text:p>
          </table:table-cell>
          <table:table-cell office:value-type="float" office:value="239.942" calcext:value-type="float">
            <text:p>239.94</text:p>
          </table:table-cell>
          <table:table-cell table:formula="of:=100*([.C5]-[.B5])/[.B5]" office:value-type="float" office:value="1.17731393632722" calcext:value-type="float">
            <text:p>1.18</text:p>
          </table:table-cell>
          <table:table-cell office:value-type="float" office:value="242.69" calcext:value-type="float">
            <text:p>242.69</text:p>
          </table:table-cell>
          <table:table-cell table:formula="of:=100*([.E5]-[.B5])/[.B5]" office:value-type="float" office:value="2.33607421463209" calcext:value-type="float">
            <text:p>2.34</text:p>
          </table:table-cell>
          <table:table-cell office:value-type="float" office:value="135.6" calcext:value-type="float">
            <text:p>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0.64" calcext:value-type="float">
            <text:p>720.64</text:p>
          </table:table-cell>
          <table:table-cell office:value-type="float" office:value="724.97" calcext:value-type="float">
            <text:p>724.97</text:p>
          </table:table-cell>
          <table:table-cell table:formula="of:=100*([.C6]-[.B6])/[.B6]" office:value-type="float" office:value="0.600854795737128" calcext:value-type="float">
            <text:p>0.60</text:p>
          </table:table-cell>
          <table:table-cell office:value-type="float" office:value="734.08" calcext:value-type="float">
            <text:p>734.08</text:p>
          </table:table-cell>
          <table:table-cell table:formula="of:=100*([.E6]-[.B6])/[.B6]" office:value-type="float" office:value="1.86500888099468" calcext:value-type="float">
            <text:p>1.87</text:p>
          </table:table-cell>
          <table:table-cell office:value-type="float" office:value="240.2" calcext:value-type="float">
            <text:p>2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1.32" calcext:value-type="float">
            <text:p>701.32</text:p>
          </table:table-cell>
          <table:table-cell office:value-type="float" office:value="708.028" calcext:value-type="float">
            <text:p>708.03</text:p>
          </table:table-cell>
          <table:table-cell table:formula="of:=100*([.C7]-[.B7])/[.B7]" office:value-type="float" office:value="0.956482062396619" calcext:value-type="float">
            <text:p>0.96</text:p>
          </table:table-cell>
          <table:table-cell office:value-type="float" office:value="716.98" calcext:value-type="float">
            <text:p>716.98</text:p>
          </table:table-cell>
          <table:table-cell table:formula="of:=100*([.E7]-[.B7])/[.B7]" office:value-type="float" office:value="2.23293218502252" calcext:value-type="float">
            <text:p>2.23</text:p>
          </table:table-cell>
          <table:table-cell office:value-type="float" office:value="303.8" calcext:value-type="float">
            <text:p>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3.93" calcext:value-type="float">
            <text:p>443.93</text:p>
          </table:table-cell>
          <table:table-cell office:value-type="float" office:value="451.506" calcext:value-type="float">
            <text:p>451.51</text:p>
          </table:table-cell>
          <table:table-cell table:formula="of:=100*([.C8]-[.B8])/[.B8]" office:value-type="float" office:value="1.70657536098034" calcext:value-type="float">
            <text:p>1.71</text:p>
          </table:table-cell>
          <table:table-cell office:value-type="float" office:value="461.98" calcext:value-type="float">
            <text:p>461.98</text:p>
          </table:table-cell>
          <table:table-cell table:formula="of:=100*([.E8]-[.B8])/[.B8]" office:value-type="float" office:value="4.06595634446873" calcext:value-type="float">
            <text:p>4.07</text:p>
          </table:table-cell>
          <table:table-cell office:value-type="float" office:value="295.6" calcext:value-type="float">
            <text:p>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4.91" calcext:value-type="float">
            <text:p>344.91</text:p>
          </table:table-cell>
          <table:table-cell office:value-type="float" office:value="363.062" calcext:value-type="float">
            <text:p>363.06</text:p>
          </table:table-cell>
          <table:table-cell table:formula="of:=100*([.C9]-[.B9])/[.B9]" office:value-type="float" office:value="5.26282218549766" calcext:value-type="float">
            <text:p>5.26</text:p>
          </table:table-cell>
          <table:table-cell office:value-type="float" office:value="403.51" calcext:value-type="float">
            <text:p>403.51</text:p>
          </table:table-cell>
          <table:table-cell table:formula="of:=100*([.E9]-[.B9])/[.B9]" office:value-type="float" office:value="16.9899394044823" calcext:value-type="float">
            <text:p>16.9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80.55" calcext:value-type="float">
            <text:p>3280.55</text:p>
          </table:table-cell>
          <table:table-cell office:value-type="float" office:value="3354.502" calcext:value-type="float">
            <text:p>3354.50</text:p>
          </table:table-cell>
          <table:table-cell table:formula="of:=100*([.C10]-[.B10])/[.B10]" office:value-type="float" office:value="2.25425614607307" calcext:value-type="float">
            <text:p>2.25</text:p>
          </table:table-cell>
          <table:table-cell office:value-type="float" office:value="3540.63" calcext:value-type="float">
            <text:p>3540.63</text:p>
          </table:table-cell>
          <table:table-cell table:formula="of:=100*([.E10]-[.B10])/[.B10]" office:value-type="float" office:value="7.92793891268232" calcext:value-type="float">
            <text:p>7.93</text:p>
          </table:table-cell>
          <table:table-cell office:value-type="float" office:value="3433.2" calcext:value-type="float">
            <text:p>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01.33" calcext:value-type="float">
            <text:p>2101.33</text:p>
          </table:table-cell>
          <table:table-cell office:value-type="float" office:value="2127.098" calcext:value-type="float">
            <text:p>2127.10</text:p>
          </table:table-cell>
          <table:table-cell table:formula="of:=100*([.C11]-[.B11])/[.B11]" office:value-type="float" office:value="1.22627098075981" calcext:value-type="float">
            <text:p>1.23</text:p>
          </table:table-cell>
          <table:table-cell office:value-type="float" office:value="2167.92" calcext:value-type="float">
            <text:p>2167.92</text:p>
          </table:table-cell>
          <table:table-cell table:formula="of:=100*([.E11]-[.B11])/[.B11]" office:value-type="float" office:value="3.16894538221032" calcext:value-type="float">
            <text:p>3.17</text:p>
          </table:table-cell>
          <table:table-cell office:value-type="float" office:value="3197.6" calcext:value-type="float">
            <text:p>3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1.48" calcext:value-type="float">
            <text:p>1591.48</text:p>
          </table:table-cell>
          <table:table-cell office:value-type="float" office:value="1611.05" calcext:value-type="float">
            <text:p>1611.05</text:p>
          </table:table-cell>
          <table:table-cell table:formula="of:=100*([.C12]-[.B12])/[.B12]" office:value-type="float" office:value="1.22967300877171" calcext:value-type="float">
            <text:p>1.23</text:p>
          </table:table-cell>
          <table:table-cell office:value-type="float" office:value="1634.04" calcext:value-type="float">
            <text:p>1634.04</text:p>
          </table:table-cell>
          <table:table-cell table:formula="of:=100*([.E12]-[.B12])/[.B12]" office:value-type="float" office:value="2.67424032975595" calcext:value-type="float">
            <text:p>2.67</text:p>
          </table:table-cell>
          <table:table-cell office:value-type="float" office:value="2986.4" calcext:value-type="float">
            <text:p>2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5.86" calcext:value-type="float">
            <text:p>1215.86</text:p>
          </table:table-cell>
          <table:table-cell office:value-type="float" office:value="1239.4" calcext:value-type="float">
            <text:p>1239.40</text:p>
          </table:table-cell>
          <table:table-cell table:formula="of:=100*([.C13]-[.B13])/[.B13]" office:value-type="float" office:value="1.93607816689423" calcext:value-type="float">
            <text:p>1.94</text:p>
          </table:table-cell>
          <table:table-cell office:value-type="float" office:value="1268.39" calcext:value-type="float">
            <text:p>1268.39</text:p>
          </table:table-cell>
          <table:table-cell table:formula="of:=100*([.E13]-[.B13])/[.B13]" office:value-type="float" office:value="4.32039873011697" calcext:value-type="float">
            <text:p>4.32</text:p>
          </table:table-cell>
          <table:table-cell office:value-type="float" office:value="2460.4" calcext:value-type="float">
            <text:p>24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2040.53" calcext:value-type="float">
            <text:p>2040.53</text:p>
          </table:table-cell>
          <table:table-cell table:formula="of:=100*([.C14]-[.B14])/[.B14]" office:value-type="float" office:value="2.23044974724575" calcext:value-type="float">
            <text:p>2.23</text:p>
          </table:table-cell>
          <table:table-cell office:value-type="float" office:value="2125.57" calcext:value-type="float">
            <text:p>2125.57</text:p>
          </table:table-cell>
          <table:table-cell table:formula="of:=100*([.E14]-[.B14])/[.B14]" office:value-type="float" office:value="6.49094944414107" calcext:value-type="float">
            <text:p>6.4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2045.578" calcext:value-type="float">
            <text:p>2045.58</text:p>
          </table:table-cell>
          <table:table-cell table:formula="of:=100*([.C15]-[.B15])/[.B15]" office:value-type="float" office:value="1.36107546169436" calcext:value-type="float">
            <text:p>1.36</text:p>
          </table:table-cell>
          <table:table-cell office:value-type="float" office:value="2085.06" calcext:value-type="float">
            <text:p>2085.06</text:p>
          </table:table-cell>
          <table:table-cell table:formula="of:=100*([.E15]-[.B15])/[.B15]" office:value-type="float" office:value="3.3174603961132" calcext:value-type="float">
            <text:p>3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1690.264" calcext:value-type="float">
            <text:p>1690.26</text:p>
          </table:table-cell>
          <table:table-cell table:formula="of:=100*([.C16]-[.B16])/[.B16]" office:value-type="float" office:value="1.37610056857712" calcext:value-type="float">
            <text:p>1.38</text:p>
          </table:table-cell>
          <table:table-cell office:value-type="float" office:value="1728.06" calcext:value-type="float">
            <text:p>1728.06</text:p>
          </table:table-cell>
          <table:table-cell table:formula="of:=100*([.E16]-[.B16])/[.B16]" office:value-type="float" office:value="3.64297195499364" calcext:value-type="float">
            <text:p>3.6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4739.774" calcext:value-type="float">
            <text:p>4739.77</text:p>
          </table:table-cell>
          <table:table-cell table:formula="of:=100*([.C17]-[.B17])/[.B17]" office:value-type="float" office:value="4.13835682050875" calcext:value-type="float">
            <text:p>4.14</text:p>
          </table:table-cell>
          <table:table-cell office:value-type="float" office:value="4917.98" calcext:value-type="float">
            <text:p>4917.98</text:p>
          </table:table-cell>
          <table:table-cell table:formula="of:=100*([.E17]-[.B17])/[.B17]" office:value-type="float" office:value="8.05375025816118" calcext:value-type="float">
            <text:p>8.0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3286.65" calcext:value-type="float">
            <text:p>3286.65</text:p>
          </table:table-cell>
          <table:table-cell table:formula="of:=100*([.C18]-[.B18])/[.B18]" office:value-type="float" office:value="2.13870838422167" calcext:value-type="float">
            <text:p>2.14</text:p>
          </table:table-cell>
          <table:table-cell office:value-type="float" office:value="3337.64" calcext:value-type="float">
            <text:p>3337.64</text:p>
          </table:table-cell>
          <table:table-cell table:formula="of:=100*([.E18]-[.B18])/[.B18]" office:value-type="float" office:value="3.72331664506826" calcext:value-type="float">
            <text:p>3.7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5-20-20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.11" calcext:value-type="float">
            <text:p>209.11</text:p>
          </table:table-cell>
          <table:table-cell office:value-type="float" office:value="211.086" calcext:value-type="float">
            <text:p>211.09</text:p>
          </table:table-cell>
          <table:table-cell table:formula="of:=100*([.C25]-[.B25])/[.B25]" office:value-type="float" office:value="0.94495719956004" calcext:value-type="float">
            <text:p>0.94</text:p>
          </table:table-cell>
          <table:table-cell office:value-type="float" office:value="213.07" calcext:value-type="float">
            <text:p>213.07</text:p>
          </table:table-cell>
          <table:table-cell table:formula="of:=100*([.E25]-[.B25])/[.B25]" office:value-type="float" office:value="1.89374013677011" calcext:value-type="float">
            <text:p>1.89</text:p>
          </table:table-cell>
          <table:table-cell table:style-name="ce3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.21" calcext:value-type="float">
            <text:p>203.21</text:p>
          </table:table-cell>
          <table:table-cell office:value-type="float" office:value="211.946" calcext:value-type="float">
            <text:p>211.95</text:p>
          </table:table-cell>
          <table:table-cell table:formula="of:=100*([.C26]-[.B26])/[.B26]" office:value-type="float" office:value="4.29900103341371" calcext:value-type="float">
            <text:p>4.30</text:p>
          </table:table-cell>
          <table:table-cell office:value-type="float" office:value="217.73" calcext:value-type="float">
            <text:p>217.73</text:p>
          </table:table-cell>
          <table:table-cell table:formula="of:=100*([.E26]-[.B26])/[.B26]" office:value-type="float" office:value="7.14531765169036" calcext:value-type="float">
            <text:p>7.15</text:p>
          </table:table-cell>
          <table:table-cell table:style-name="ce3" office:value-type="float" office:value="59.2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.84" calcext:value-type="float">
            <text:p>202.84</text:p>
          </table:table-cell>
          <table:table-cell office:value-type="float" office:value="208.016" calcext:value-type="float">
            <text:p>208.02</text:p>
          </table:table-cell>
          <table:table-cell table:formula="of:=100*([.C27]-[.B27])/[.B27]" office:value-type="float" office:value="2.55176493788207" calcext:value-type="float">
            <text:p>2.55</text:p>
          </table:table-cell>
          <table:table-cell office:value-type="float" office:value="209.93" calcext:value-type="float">
            <text:p>209.93</text:p>
          </table:table-cell>
          <table:table-cell table:formula="of:=100*([.E27]-[.B27])/[.B27]" office:value-type="float" office:value="3.49536580556104" calcext:value-type="float">
            <text:p>3.50</text:p>
          </table:table-cell>
          <table:table-cell table:style-name="ce3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4.53" calcext:value-type="float">
            <text:p>644.53</text:p>
          </table:table-cell>
          <table:table-cell office:value-type="float" office:value="648.416" calcext:value-type="float">
            <text:p>648.42</text:p>
          </table:table-cell>
          <table:table-cell table:formula="of:=100*([.C28]-[.B28])/[.B28]" office:value-type="float" office:value="0.602919957178094" calcext:value-type="float">
            <text:p>0.60</text:p>
          </table:table-cell>
          <table:table-cell office:value-type="float" office:value="653.55" calcext:value-type="float">
            <text:p>653.55</text:p>
          </table:table-cell>
          <table:table-cell table:formula="of:=100*([.E28]-[.B28])/[.B28]" office:value-type="float" office:value="1.3994693807891" calcext:value-type="float">
            <text:p>1.40</text:p>
          </table:table-cell>
          <table:table-cell table:style-name="ce3" office:value-type="float" office:value="272.6" calcext:value-type="float">
            <text:p>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6.27" calcext:value-type="float">
            <text:p>626.27</text:p>
          </table:table-cell>
          <table:table-cell office:value-type="float" office:value="631.506" calcext:value-type="float">
            <text:p>631.51</text:p>
          </table:table-cell>
          <table:table-cell table:formula="of:=100*([.C29]-[.B29])/[.B29]" office:value-type="float" office:value="0.836061123796444" calcext:value-type="float">
            <text:p>0.84</text:p>
          </table:table-cell>
          <table:table-cell office:value-type="float" office:value="643.01" calcext:value-type="float">
            <text:p>643.01</text:p>
          </table:table-cell>
          <table:table-cell table:formula="of:=100*([.E29]-[.B29])/[.B29]" office:value-type="float" office:value="2.6729685279512" calcext:value-type="float">
            <text:p>2.67</text:p>
          </table:table-cell>
          <table:table-cell table:style-name="ce3" office:value-type="float" office:value="263.2" calcext:value-type="float">
            <text:p>2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5.97" calcext:value-type="float">
            <text:p>395.97</text:p>
          </table:table-cell>
          <table:table-cell office:value-type="float" office:value="405.976" calcext:value-type="float">
            <text:p>405.98</text:p>
          </table:table-cell>
          <table:table-cell table:formula="of:=100*([.C30]-[.B30])/[.B30]" office:value-type="float" office:value="2.52695911306411" calcext:value-type="float">
            <text:p>2.53</text:p>
          </table:table-cell>
          <table:table-cell office:value-type="float" office:value="415.89" calcext:value-type="float">
            <text:p>415.89</text:p>
          </table:table-cell>
          <table:table-cell table:formula="of:=100*([.E30]-[.B30])/[.B30]" office:value-type="float" office:value="5.03068414273808" calcext:value-type="float">
            <text:p>5.03</text:p>
          </table:table-cell>
          <table:table-cell table:style-name="ce3" office:value-type="float" office:value="272.2" calcext:value-type="float">
            <text:p>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2.03" calcext:value-type="float">
            <text:p>302.03</text:p>
          </table:table-cell>
          <table:table-cell office:value-type="float" office:value="309.886" calcext:value-type="float">
            <text:p>309.89</text:p>
          </table:table-cell>
          <table:table-cell table:formula="of:=100*([.C31]-[.B31])/[.B31]" office:value-type="float" office:value="2.60106611925967" calcext:value-type="float">
            <text:p>2.60</text:p>
          </table:table-cell>
          <table:table-cell office:value-type="float" office:value="317.51" calcext:value-type="float">
            <text:p>317.51</text:p>
          </table:table-cell>
          <table:table-cell table:formula="of:=100*([.E31]-[.B31])/[.B31]" office:value-type="float" office:value="5.12531867695263" calcext:value-type="float">
            <text:p>5.13</text:p>
          </table:table-cell>
          <table:table-cell table:style-name="ce3" office:value-type="float" office:value="244.6" calcext:value-type="float">
            <text:p>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80.82" calcext:value-type="float">
            <text:p>2980.82</text:p>
          </table:table-cell>
          <table:table-cell office:value-type="float" office:value="3044.986" calcext:value-type="float">
            <text:p>3044.99</text:p>
          </table:table-cell>
          <table:table-cell table:formula="of:=100*([.C32]-[.B32])/[.B32]" office:value-type="float" office:value="2.15262914231653" calcext:value-type="float">
            <text:p>2.15</text:p>
          </table:table-cell>
          <table:table-cell office:value-type="float" office:value="3122.26" calcext:value-type="float">
            <text:p>3122.26</text:p>
          </table:table-cell>
          <table:table-cell table:formula="of:=100*([.E32]-[.B32])/[.B32]" office:value-type="float" office:value="4.74500305285123" calcext:value-type="float">
            <text:p>4.75</text:p>
          </table:table-cell>
          <table:table-cell table:style-name="ce3" office:value-type="float" office:value="3186.2" calcext:value-type="float">
            <text:p>31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8.13" calcext:value-type="float">
            <text:p>1878.13</text:p>
          </table:table-cell>
          <table:table-cell office:value-type="float" office:value="1898.644" calcext:value-type="float">
            <text:p>1898.64</text:p>
          </table:table-cell>
          <table:table-cell table:formula="of:=100*([.C33]-[.B33])/[.B33]" office:value-type="float" office:value="1.09225665954964" calcext:value-type="float">
            <text:p>1.09</text:p>
          </table:table-cell>
          <table:table-cell office:value-type="float" office:value="1922.72" calcext:value-type="float">
            <text:p>1922.72</text:p>
          </table:table-cell>
          <table:table-cell table:formula="of:=100*([.E33]-[.B33])/[.B33]" office:value-type="float" office:value="2.37417005212631" calcext:value-type="float">
            <text:p>2.37</text:p>
          </table:table-cell>
          <table:table-cell table:style-name="ce3"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8.47" calcext:value-type="float">
            <text:p>1448.47</text:p>
          </table:table-cell>
          <table:table-cell office:value-type="float" office:value="1480.758" calcext:value-type="float">
            <text:p>1480.76</text:p>
          </table:table-cell>
          <table:table-cell table:formula="of:=100*([.C34]-[.B34])/[.B34]" office:value-type="float" office:value="2.22911071682534" calcext:value-type="float">
            <text:p>2.23</text:p>
          </table:table-cell>
          <table:table-cell office:value-type="float" office:value="1506.14" calcext:value-type="float">
            <text:p>1506.14</text:p>
          </table:table-cell>
          <table:table-cell table:formula="of:=100*([.E34]-[.B34])/[.B34]" office:value-type="float" office:value="3.98144248759036" calcext:value-type="float">
            <text:p>3.98</text:p>
          </table:table-cell>
          <table:table-cell table:style-name="ce3" office:value-type="float" office:value="2660.6" calcext:value-type="float">
            <text:p>26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4.9" calcext:value-type="float">
            <text:p>1114.90</text:p>
          </table:table-cell>
          <table:table-cell office:value-type="float" office:value="1135.188" calcext:value-type="float">
            <text:p>1135.19</text:p>
          </table:table-cell>
          <table:table-cell table:formula="of:=100*([.C35]-[.B35])/[.B35]" office:value-type="float" office:value="1.81971477262535" calcext:value-type="float">
            <text:p>1.82</text:p>
          </table:table-cell>
          <table:table-cell office:value-type="float" office:value="1148.02" calcext:value-type="float">
            <text:p>1148.02</text:p>
          </table:table-cell>
          <table:table-cell table:formula="of:=100*([.E35]-[.B35])/[.B35]" office:value-type="float" office:value="2.97067001524799" calcext:value-type="float">
            <text:p>2.97</text:p>
          </table:table-cell>
          <table:table-cell table:style-name="ce3" office:value-type="float" office:value="2174.2" calcext:value-type="float">
            <text:p>21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80.21" calcext:value-type="float">
            <text:p>1780.21</text:p>
          </table:table-cell>
          <table:table-cell office:value-type="float" office:value="1818.284" calcext:value-type="float">
            <text:p>1818.28</text:p>
          </table:table-cell>
          <table:table-cell table:formula="of:=100*([.C36]-[.B36])/[.B36]" office:value-type="float" office:value="2.13873644120638" calcext:value-type="float">
            <text:p>2.14</text:p>
          </table:table-cell>
          <table:table-cell office:value-type="float" office:value="1842.74" calcext:value-type="float">
            <text:p>1842.74</text:p>
          </table:table-cell>
          <table:table-cell table:formula="of:=100*([.E36]-[.B36])/[.B36]" office:value-type="float" office:value="3.51250695142708" calcext:value-type="float">
            <text:p>3.5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26.29" calcext:value-type="float">
            <text:p>1826.29</text:p>
          </table:table-cell>
          <table:table-cell office:value-type="float" office:value="1871.634" calcext:value-type="float">
            <text:p>1871.63</text:p>
          </table:table-cell>
          <table:table-cell table:formula="of:=100*([.C37]-[.B37])/[.B37]" office:value-type="float" office:value="2.48284774050124" calcext:value-type="float">
            <text:p>2.48</text:p>
          </table:table-cell>
          <table:table-cell office:value-type="float" office:value="1910.65" calcext:value-type="float">
            <text:p>1910.65</text:p>
          </table:table-cell>
          <table:table-cell table:formula="of:=100*([.E37]-[.B37])/[.B37]" office:value-type="float" office:value="4.61920067459167" calcext:value-type="float">
            <text:p>4.6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27.89" calcext:value-type="float">
            <text:p>1527.89</text:p>
          </table:table-cell>
          <table:table-cell office:value-type="float" office:value="1562.778" calcext:value-type="float">
            <text:p>1562.78</text:p>
          </table:table-cell>
          <table:table-cell table:formula="of:=100*([.C38]-[.B38])/[.B38]" office:value-type="float" office:value="2.28341045494112" calcext:value-type="float">
            <text:p>2.28</text:p>
          </table:table-cell>
          <table:table-cell office:value-type="float" office:value="1605.48" calcext:value-type="float">
            <text:p>1605.48</text:p>
          </table:table-cell>
          <table:table-cell table:formula="of:=100*([.E38]-[.B38])/[.B38]" office:value-type="float" office:value="5.07824516162812" calcext:value-type="float">
            <text:p>5.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91.44" calcext:value-type="float">
            <text:p>4391.44</text:p>
          </table:table-cell>
          <table:table-cell office:value-type="float" office:value="4511.282" calcext:value-type="float">
            <text:p>4511.28</text:p>
          </table:table-cell>
          <table:table-cell table:formula="of:=100*([.C39]-[.B39])/[.B39]" office:value-type="float" office:value="2.72899094602227" calcext:value-type="float">
            <text:p>2.73</text:p>
          </table:table-cell>
          <table:table-cell office:value-type="float" office:value="4593.45" calcext:value-type="float">
            <text:p>4593.45</text:p>
          </table:table-cell>
          <table:table-cell table:formula="of:=100*([.E39]-[.B39])/[.B39]" office:value-type="float" office:value="4.60008562111745" calcext:value-type="float">
            <text:p>4.6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8.08" calcext:value-type="float">
            <text:p>3068.08</text:p>
          </table:table-cell>
          <table:table-cell office:value-type="float" office:value="3111.75" calcext:value-type="float">
            <text:p>3111.75</text:p>
          </table:table-cell>
          <table:table-cell table:formula="of:=100*([.C40]-[.B40])/[.B40]" office:value-type="float" office:value="1.42336575317463" calcext:value-type="float">
            <text:p>1.42</text:p>
          </table:table-cell>
          <table:table-cell office:value-type="float" office:value="3158.51" calcext:value-type="float">
            <text:p>3158.51</text:p>
          </table:table-cell>
          <table:table-cell table:formula="of:=100*([.E40]-[.B40])/[.B40]" office:value-type="float" office:value="2.94744595968815" calcext:value-type="float">
            <text:p>2.9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 table:number-rows-repeated="5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5-20-30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.35" calcext:value-type="float">
            <text:p>195.35</text:p>
          </table:table-cell>
          <table:table-cell office:value-type="float" office:value="195.906" calcext:value-type="float">
            <text:p>195.91</text:p>
          </table:table-cell>
          <table:table-cell table:formula="of:=100*([.C48]-[.B48])/[.B48]" office:value-type="float" office:value="0.28461735346814" calcext:value-type="float">
            <text:p>0.28</text:p>
          </table:table-cell>
          <table:table-cell office:value-type="float" office:value="196.2" calcext:value-type="float">
            <text:p>196.20</text:p>
          </table:table-cell>
          <table:table-cell table:formula="of:=100*([.E48]-[.B48])/[.B48]" office:value-type="float" office:value="0.43511645764013" calcext:value-type="float">
            <text:p>0.44</text:p>
          </table:table-cell>
          <table:table-cell table:style-name="ce3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.96" calcext:value-type="float">
            <text:p>193.96</text:p>
          </table:table-cell>
          <table:table-cell office:value-type="float" office:value="204.414" calcext:value-type="float">
            <text:p>204.41</text:p>
          </table:table-cell>
          <table:table-cell table:formula="of:=100*([.C49]-[.B49])/[.B49]" office:value-type="float" office:value="5.38977108682203" calcext:value-type="float">
            <text:p>5.39</text:p>
          </table:table-cell>
          <table:table-cell office:value-type="float" office:value="219.83" calcext:value-type="float">
            <text:p>219.83</text:p>
          </table:table-cell>
          <table:table-cell table:formula="of:=100*([.E49]-[.B49])/[.B49]" office:value-type="float" office:value="13.3378016085791" calcext:value-type="float">
            <text:p>13.34</text:p>
          </table:table-cell>
          <table:table-cell table:style-name="ce3" office:value-type="float" office:value="67.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.00</text:p>
          </table:table-cell>
          <table:table-cell office:value-type="float" office:value="198.018" calcext:value-type="float">
            <text:p>198.02</text:p>
          </table:table-cell>
          <table:table-cell table:formula="of:=100*([.C50]-[.B50])/[.B50]" office:value-type="float" office:value="4.22" calcext:value-type="float">
            <text:p>4.22</text:p>
          </table:table-cell>
          <table:table-cell office:value-type="float" office:value="209.73" calcext:value-type="float">
            <text:p>209.73</text:p>
          </table:table-cell>
          <table:table-cell table:formula="of:=100*([.E50]-[.B50])/[.B50]" office:value-type="float" office:value="10.3842105263158" calcext:value-type="float">
            <text:p>10.38</text:p>
          </table:table-cell>
          <table:table-cell table:style-name="ce3" office:value-type="float" office:value="108.4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5.11" calcext:value-type="float">
            <text:p>595.11</text:p>
          </table:table-cell>
          <table:table-cell office:value-type="float" office:value="603.034" calcext:value-type="float">
            <text:p>603.03</text:p>
          </table:table-cell>
          <table:table-cell table:formula="of:=100*([.C51]-[.B51])/[.B51]" office:value-type="float" office:value="1.3315185427904" calcext:value-type="float">
            <text:p>1.33</text:p>
          </table:table-cell>
          <table:table-cell office:value-type="float" office:value="608.86" calcext:value-type="float">
            <text:p>608.86</text:p>
          </table:table-cell>
          <table:table-cell table:formula="of:=100*([.E51]-[.B51])/[.B51]" office:value-type="float" office:value="2.31049721900153" calcext:value-type="float">
            <text:p>2.31</text:p>
          </table:table-cell>
          <table:table-cell table:style-name="ce3" office:value-type="float" office:value="262.6" calcext:value-type="float">
            <text:p>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3.05" calcext:value-type="float">
            <text:p>593.05</text:p>
          </table:table-cell>
          <table:table-cell office:value-type="float" office:value="601.466" calcext:value-type="float">
            <text:p>601.47</text:p>
          </table:table-cell>
          <table:table-cell table:formula="of:=100*([.C52]-[.B52])/[.B52]" office:value-type="float" office:value="1.4191046286148" calcext:value-type="float">
            <text:p>1.42</text:p>
          </table:table-cell>
          <table:table-cell office:value-type="float" office:value="614.37" calcext:value-type="float">
            <text:p>614.37</text:p>
          </table:table-cell>
          <table:table-cell table:formula="of:=100*([.E52]-[.B52])/[.B52]" office:value-type="float" office:value="3.59497512857264" calcext:value-type="float">
            <text:p>3.59</text:p>
          </table:table-cell>
          <table:table-cell table:style-name="ce3" office:value-type="float" office:value="326.6" calcext:value-type="float">
            <text:p>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9.012" calcext:value-type="float">
            <text:p>379.01</text:p>
          </table:table-cell>
          <table:table-cell table:formula="of:=100*([.C53]-[.B53])/[.B53]" office:value-type="float" office:value="1.42417511841366" calcext:value-type="float">
            <text:p>1.42</text:p>
          </table:table-cell>
          <table:table-cell office:value-type="float" office:value="385.79" calcext:value-type="float">
            <text:p>385.79</text:p>
          </table:table-cell>
          <table:table-cell table:formula="of:=100*([.E53]-[.B53])/[.B53]" office:value-type="float" office:value="3.2379780031577" calcext:value-type="float">
            <text:p>3.24</text:p>
          </table:table-cell>
          <table:table-cell table:style-name="ce3" office:value-type="float" office:value="216.2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.75" calcext:value-type="float">
            <text:p>289.75</text:p>
          </table:table-cell>
          <table:table-cell office:value-type="float" office:value="295.558" calcext:value-type="float">
            <text:p>295.56</text:p>
          </table:table-cell>
          <table:table-cell table:formula="of:=100*([.C54]-[.B54])/[.B54]" office:value-type="float" office:value="2.00448662640207" calcext:value-type="float">
            <text:p>2.00</text:p>
          </table:table-cell>
          <table:table-cell office:value-type="float" office:value="301.55" calcext:value-type="float">
            <text:p>301.55</text:p>
          </table:table-cell>
          <table:table-cell table:formula="of:=100*([.E54]-[.B54])/[.B54]" office:value-type="float" office:value="4.07247627264884" calcext:value-type="float">
            <text:p>4.07</text:p>
          </table:table-cell>
          <table:table-cell table:style-name="ce3" office:value-type="float" office:value="229.4" calcext:value-type="float">
            <text:p>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1.15" calcext:value-type="float">
            <text:p>2801.15</text:p>
          </table:table-cell>
          <table:table-cell office:value-type="float" office:value="2854.092" calcext:value-type="float">
            <text:p>2854.09</text:p>
          </table:table-cell>
          <table:table-cell table:formula="of:=100*([.C55]-[.B55])/[.B55]" office:value-type="float" office:value="1.89000946040018" calcext:value-type="float">
            <text:p>1.89</text:p>
          </table:table-cell>
          <table:table-cell office:value-type="float" office:value="2892.7" calcext:value-type="float">
            <text:p>2892.70</text:p>
          </table:table-cell>
          <table:table-cell table:formula="of:=100*([.E55]-[.B55])/[.B55]" office:value-type="float" office:value="3.26830051942951" calcext:value-type="float">
            <text:p>3.27</text:p>
          </table:table-cell>
          <table:table-cell table:style-name="ce3" office:value-type="float" office:value="3453.8" calcext:value-type="float">
            <text:p>34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65.8" calcext:value-type="float">
            <text:p>1765.80</text:p>
          </table:table-cell>
          <table:table-cell office:value-type="float" office:value="1789.668" calcext:value-type="float">
            <text:p>1789.67</text:p>
          </table:table-cell>
          <table:table-cell table:formula="of:=100*([.C56]-[.B56])/[.B56]" office:value-type="float" office:value="1.35168195718655" calcext:value-type="float">
            <text:p>1.35</text:p>
          </table:table-cell>
          <table:table-cell office:value-type="float" office:value="1824.08" calcext:value-type="float">
            <text:p>1824.08</text:p>
          </table:table-cell>
          <table:table-cell table:formula="of:=100*([.E56]-[.B56])/[.B56]" office:value-type="float" office:value="3.30048703137388" calcext:value-type="float">
            <text:p>3.30</text:p>
          </table:table-cell>
          <table:table-cell table:style-name="ce3" office:value-type="float" office:value="3324.8" calcext:value-type="float">
            <text:p>3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1.89" calcext:value-type="float">
            <text:p>1341.89</text:p>
          </table:table-cell>
          <table:table-cell office:value-type="float" office:value="1392.54" calcext:value-type="float">
            <text:p>1392.54</text:p>
          </table:table-cell>
          <table:table-cell table:formula="of:=100*([.C57]-[.B57])/[.B57]" office:value-type="float" office:value="3.7745269731498" calcext:value-type="float">
            <text:p>3.77</text:p>
          </table:table-cell>
          <table:table-cell office:value-type="float" office:value="1483.68" calcext:value-type="float">
            <text:p>1483.68</text:p>
          </table:table-cell>
          <table:table-cell table:formula="of:=100*([.E57]-[.B57])/[.B57]" office:value-type="float" office:value="10.5664398721207" calcext:value-type="float">
            <text:p>10.57</text:p>
          </table:table-cell>
          <table:table-cell table:style-name="ce3"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5.5" calcext:value-type="float">
            <text:p>1035.50</text:p>
          </table:table-cell>
          <table:table-cell office:value-type="float" office:value="1049.948" calcext:value-type="float">
            <text:p>1049.95</text:p>
          </table:table-cell>
          <table:table-cell table:formula="of:=100*([.C58]-[.B58])/[.B58]" office:value-type="float" office:value="1.39526798647995" calcext:value-type="float">
            <text:p>1.40</text:p>
          </table:table-cell>
          <table:table-cell office:value-type="float" office:value="1072.1" calcext:value-type="float">
            <text:p>1072.10</text:p>
          </table:table-cell>
          <table:table-cell table:formula="of:=100*([.E58]-[.B58])/[.B58]" office:value-type="float" office:value="3.53452438435538" calcext:value-type="float">
            <text:p>3.53</text:p>
          </table:table-cell>
          <table:table-cell table:style-name="ce3" office:value-type="float" office:value="2928.6" calcext:value-type="float">
            <text:p>29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23" calcext:value-type="float">
            <text:p>1723.00</text:p>
          </table:table-cell>
          <table:table-cell office:value-type="float" office:value="1751.756" calcext:value-type="float">
            <text:p>1751.76</text:p>
          </table:table-cell>
          <table:table-cell table:formula="of:=100*([.C59]-[.B59])/[.B59]" office:value-type="float" office:value="1.66894950667441" calcext:value-type="float">
            <text:p>1.67</text:p>
          </table:table-cell>
          <table:table-cell office:value-type="float" office:value="1789.12" calcext:value-type="float">
            <text:p>1789.12</text:p>
          </table:table-cell>
          <table:table-cell table:formula="of:=100*([.E59]-[.B59])/[.B59]" office:value-type="float" office:value="3.83749274521183" calcext:value-type="float">
            <text:p>3.8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1784.82" calcext:value-type="float">
            <text:p>1784.82</text:p>
          </table:table-cell>
          <table:table-cell table:formula="of:=100*([.C60]-[.B60])/[.B60]" office:value-type="float" office:value="1.81168927475387" calcext:value-type="float">
            <text:p>1.81</text:p>
          </table:table-cell>
          <table:table-cell office:value-type="float" office:value="1810.94" calcext:value-type="float">
            <text:p>1810.94</text:p>
          </table:table-cell>
          <table:table-cell table:formula="of:=100*([.E60]-[.B60])/[.B60]" office:value-type="float" office:value="3.30165539114463" calcext:value-type="float">
            <text:p>3.3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1477.182" calcext:value-type="float">
            <text:p>1477.18</text:p>
          </table:table-cell>
          <table:table-cell table:formula="of:=100*([.C61]-[.B61])/[.B61]" office:value-type="float" office:value="2.65408376708664" calcext:value-type="float">
            <text:p>2.65</text:p>
          </table:table-cell>
          <table:table-cell office:value-type="float" office:value="1493.71" calcext:value-type="float">
            <text:p>1493.71</text:p>
          </table:table-cell>
          <table:table-cell table:formula="of:=100*([.E61]-[.B61])/[.B61]" office:value-type="float" office:value="3.80266714848609" calcext:value-type="float">
            <text:p>3.8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4369.42" calcext:value-type="float">
            <text:p>4369.42</text:p>
          </table:table-cell>
          <table:table-cell table:formula="of:=100*([.C62]-[.B62])/[.B62]" office:value-type="float" office:value="2.80722146015045" calcext:value-type="float">
            <text:p>2.81</text:p>
          </table:table-cell>
          <table:table-cell office:value-type="float" office:value="4449.05" calcext:value-type="float">
            <text:p>4449.05</text:p>
          </table:table-cell>
          <table:table-cell table:formula="of:=100*([.E62]-[.B62])/[.B62]" office:value-type="float" office:value="4.68082002583464" calcext:value-type="float">
            <text:p>4.6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3013.304" calcext:value-type="float">
            <text:p>3013.30</text:p>
          </table:table-cell>
          <table:table-cell table:formula="of:=100*([.C63]-[.B63])/[.B63]" office:value-type="float" office:value="0.64005023145211" calcext:value-type="float">
            <text:p>0.64</text:p>
          </table:table-cell>
          <table:table-cell office:value-type="float" office:value="3052.88" calcext:value-type="float">
            <text:p>3052.88</text:p>
          </table:table-cell>
          <table:table-cell table:formula="of:=100*([.E63]-[.B63])/[.B63]" office:value-type="float" office:value="1.9618321120589" calcext:value-type="float">
            <text:p>1.96</text:p>
          </table:table-cell>
          <table:table-cell office:value-type="float" office:value="3600" calcext:value-type="float">
            <text:p>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3:39:13.896440167</meta:creation-date>
    <meta:generator>LibreOffice/24.2.5.2$Linux_X86_64 LibreOffice_project/420$Build-2</meta:generator>
    <dc:date>2024-09-03T14:10:46.718257731</dc:date>
    <meta:editing-duration>PT31M26S</meta:editing-duration>
    <meta:editing-cycles>15</meta:editing-cycles>
    <meta:document-statistic meta:table-count="1" meta:cell-count="360" meta:object-count="0"/>
  </office:meta>
</office:document-meta>
</file>